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24-01-30 08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73784" calcext:value-type="float">
            <text:p>14.27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23-02-08 1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494" calcext:value-type="float">
            <text:p>14.24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22-03-01 08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764768" calcext:value-type="float">
            <text:p>13.76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21-01-12 07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292328" calcext:value-type="float">
            <text:p>13.29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20-01-29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331952" calcext:value-type="float">
            <text:p>13.33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19-01-31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30656" calcext:value-type="float">
            <text:p>13.6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18-01-24 0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53616" calcext:value-type="float">
            <text:p>14.4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17-01-23 1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185392" calcext:value-type="float">
            <text:p>14.1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16-01-1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20344" calcext:value-type="float">
            <text:p>13.4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15-08-31 09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840968" calcext:value-type="float">
            <text:p>13.84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10</text:p>
          </table:table-cell>
          <table:table-cell office:value-type="string" calcext:value-type="string">
            <text:p>ALRS-012</text:p>
          </table:table-cell>
          <table:table-cell office:value-type="string" calcext:value-type="string">
            <text:p>2015-06-01 08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59408" calcext:value-type="float">
            <text:p>13.5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08" meta:object-count="0"/>
    <meta:user-defined meta:name="AppVersion">3.0</meta:user-defined>
  </office:meta>
</office:document-meta>
</file>